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7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7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8" style:family="paragraph" style:parent-style-name="Heading_20_2">
      <style:paragraph-properties fo:break-before="page"/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text-line-through-style="none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llustration du contexte métier de l'application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bibliotheque' /&gt;</text:p>
      <text:p text:style-name="P4">&lt;param key='model' value='${project}\Models\applications\${appName}\context_${appName}.uml' /&gt; </text:p>
      <text:p text:style-name="P6"><text:span text:style-name="T1">&lt;output path='</text:span><text:span text:style-name="T2">${project}/Documentation</text:span><text:span text:style-name="T1">/</text:span><text:span text:style-name="T9">${appName}/Generated/businessContext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UseCaseView</text:span><text:span text:style-name="T6">'</text:span><text:span text:style-name="T4">/&gt;</text:span></text:p>
      <text:h text:style-name="Heading_20_2" text:outline-level="2">Cas d'utilisation et processus métiers</text:h>
      <text:p text:style-name="P17">"Business Use Case" : <text:span text:style-name="T11">objectif</text:span> (et sous objectifs) <text:span text:style-name="T11">métier</text:span>.</text:p>
      <text:p text:style-name="P16">Et pour atteindre un objectif métier , on met en œuvre un processus métier.</text:p>
      <text:p text:style-name="P14">&lt;gendoc&gt;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7">[/for]</text:p>
      <text:p text:style-name="P14">[for (uc:UseCase|self.ownedElement-&gt;filter(UseCase))]</text:p>
      <text:p text:style-name="P10">[for (a:Activity|self.ownedElement-&gt;filter(Activity) )]</text:p>
      <text:h text:style-name="Heading_20_3" text:outline-level="3">[a.name/]</text:h>
      <text:p text:style-name="P12">[for(subActivitydiag : Diagram | a.getPapyrusDiagrams())]</text:p>
      <text:p text:style-name="P9"><text:span text:style-name="T8">&lt;image object=’[subActivitydiag.getDiagram() /]’ keepW='true'&gt;</text:span><text:span text:style-name="T8"><draw:frame draw:style-name="fr1" draw:name="Cadre3" text:anchor-type="as-char" svg:width="16.595cm" draw:z-index="1"><draw:text-box fo:min-height="1.457cm"><text:p text:style-name="Frame_20_contents"/></draw:text-box></draw:frame></text:span><text:span text:style-name="T8">&lt;/image&gt;</text:span></text:p>
      <text:p text:style-name="P8">[/for][/for]</text:p>
      <text:p text:style-name="P15"><text:span text:style-name="T3">[/for]</text:span>&lt;/gendoc&gt;</text:p>
      <text:h text:style-name="P18" text:outline-level="2">Structures macroscopiques (secteurs métiers)</text:h>
      <text:p text:style-name="P2"><text:span text:style-name="T4">&lt;context </text:span><text:span text:style-name="T6">element='Model</text:span><text:span text:style-name="T7">/LogicalView</text:span><text:span text:style-name="T6">'</text:span><text:span text:style-name="T4">/&gt;</text:span></text:p>
      <text:p text:style-name="P2"><text:span text:style-name="T3">&lt;gendoc&gt; </text:span><text:span text:style-name="T10"><text:s/></text:span>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4" text:anchor-type="as-char" svg:width="16.595cm" draw:z-index="3"><draw:text-box fo:min-height="1.457cm"><text:p text:style-name="Frame_20_contents"/></draw:text-box></draw:frame></text:span><text:span text:style-name="T5">&lt;/image&gt;</text:span></text:p>
      <text:p text:style-name="P12">[/for]</text:p>
      <text:p text:style-name="P14">[for (p:Package|self.ownedElement-&gt;filter(Package))]</text:p>
      <text:h text:style-name="Heading_20_3" text:outline-level="3">secteur "[p.name/]"</text:h>
      <text:p text:style-name="P11">[for(ligne:String|p.getDocumentation().splitNewLine())][ligne /][/for]</text:p>
      <text:p text:style-name="P12">[for(subdiag : Diagram | p.getPapyrusDiagrams())]</text:p>
      <text:p text:style-name="P9"><text:span text:style-name="T8">&lt;image object=’[subdiag.getDiagram() /]’ keepW='true'&gt;</text:span><text:span text:style-name="T8"><draw:frame draw:style-name="fr1" draw:name="Cadre2" text:anchor-type="as-char" svg:width="16.595cm" draw:z-index="2"><draw:text-box fo:min-height="1.457cm"><text:p text:style-name="Frame_20_contents"/></draw:text-box></draw:frame></text:span><text:span text:style-name="T8">&lt;/image&gt;[/for]</text:span></text:p>
      <text:p text:style-name="P14">[/for]</text:p>
      <text:p text:style-name="P10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4:43:01.08</dc:date>
    <dc:language>fr-FR</dc:language>
    <meta:editing-cycles>128</meta:editing-cycles>
    <meta:editing-duration>PT6H9M33S</meta:editing-duration>
    <meta:document-statistic meta:table-count="0" meta:image-count="0" meta:object-count="0" meta:page-count="2" meta:paragraph-count="39" meta:word-count="146" meta:character-count="1691" meta:non-whitespace-character-count="1576"/>
    <meta:user-defined meta:name="Info 1"/>
    <meta:user-defined meta:name="Info 2"/>
    <meta:user-defined meta:name="Info 3"/>
    <meta:user-defined meta:name="Info 4"/>
  </office:meta>
</office:document-meta>
</file>